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T1" style:family="text">
      <style:text-properties fo:font-size="18pt" style:font-size-asian="18pt" style:font-size-complex="18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P5"><text:span text:style-name="Strong_20_Emphasis"><text:span text:style-name="T1">Household Appliances Store – Data Model Description</text:span></text:span></text:p>
      <text:p text:style-name="Text_20_body">In this final task I designed a database for a household appliances store. The goal was to support basic store operations: storing information about products and their categories, suppliers, customers, employees, sales orders and order items. The database is implemented in a separate database <text:span text:style-name="Source_20_Text">household_store_db</text:span> with a dedicated schema <text:span text:style-name="Source_20_Text">household_store</text:span>.</text:p>
      <text:h text:style-name="Heading_20_3" text:outline-level="3">Business entities and relationships</text:h>
      <text:p text:style-name="Text_20_body">From the requirements I first identified the main business entities:</text:p>
      <text:list text:style-name="L1">
        <text:list-item>
          <text:p text:style-name="P1"><text:span text:style-name="Strong_20_Emphasis">Product_Category</text:span> – groups products into categories such as refrigerators or washing machines.</text:p>
        </text:list-item>
        <text:list-item>
          <text:p text:style-name="P1"><text:span text:style-name="Strong_20_Emphasis">Supplier</text:span> – companies that deliver appliances to the store.</text:p>
        </text:list-item>
        <text:list-item>
          <text:p text:style-name="P1"><text:span text:style-name="Strong_20_Emphasis">Product</text:span> – individual appliances sold by the store, with price and stock quantity.</text:p>
        </text:list-item>
        <text:list-item>
          <text:p text:style-name="P1"><text:span text:style-name="Strong_20_Emphasis">Customer</text:span> – people who buy products from the store.</text:p>
        </text:list-item>
        <text:list-item>
          <text:p text:style-name="P1"><text:span text:style-name="Strong_20_Emphasis">Employee</text:span> – staff members who create and handle sales orders.</text:p>
        </text:list-item>
        <text:list-item>
          <text:p text:style-name="P1"><text:span text:style-name="Strong_20_Emphasis">Sales_Order</text:span> – a customer order created by an employee on a specific date, with a status and total amount.</text:p>
        </text:list-item>
        <text:list-item>
          <text:p text:style-name="P1"><text:span text:style-name="Strong_20_Emphasis">Sales_Order_Item</text:span> – line items of each order (which product was sold, in what quantity and at what price).</text:p>
        </text:list-item>
      </text:list>
      <text:p text:style-name="Text_20_body">The key relationships are:</text:p>
      <text:list text:style-name="L2">
        <text:list-item>
          <text:p text:style-name="P2">One category has many products.</text:p>
        </text:list-item>
        <text:list-item>
          <text:p text:style-name="P2">One supplier delivers many products.</text:p>
        </text:list-item>
        <text:list-item>
          <text:p text:style-name="P2">One customer can have many sales orders.</text:p>
        </text:list-item>
        <text:list-item>
          <text:p text:style-name="P2">One employee can create many sales orders.</text:p>
        </text:list-item>
        <text:list-item>
          <text:p text:style-name="P2">One sales order contains one or more sales order items.</text:p>
        </text:list-item>
        <text:list-item>
          <text:p text:style-name="P2">Each sales order item refers to exactly one product.</text:p>
        </text:list-item>
      </text:list>
      <text:p text:style-name="Text_20_body">The <text:span text:style-name="Source_20_Text">Sales_Order</text:span> – <text:span text:style-name="Source_20_Text">Sales_Order_Item</text:span> – <text:span text:style-name="Source_20_Text">Product</text:span> triangle represents the many-to-many relationship between orders and products.</text:p>
      <text:h text:style-name="Heading_20_3" text:outline-level="3"><text:soft-page-break/></text:h>
      <text:h text:style-name="Heading_20_3" text:outline-level="3">Logical and physical model</text:h>
      <text:p text:style-name="Text_20_body">The logical model contains seven tables in 3NF. Every table has a surrogate primary key using <text:span text:style-name="Source_20_Text">BIGINT GENERATED ALWAYS AS IDENTITY</text:span>. Foreign keys implement the relationships from the conceptual model and enforce referential integrity.</text:p>
      <text:p text:style-name="Text_20_body">I added several important constraints:</text:p>
      <text:list text:style-name="L3">
        <text:list-item>
          <text:p text:style-name="P3"><text:span text:style-name="Source_20_Text">UNIQUE</text:span> on <text:span text:style-name="Source_20_Text">product_category.name</text:span> and <text:span text:style-name="Source_20_Text">customer.email</text:span>.</text:p>
        </text:list-item>
        <text:list-item>
          <text:p text:style-name="P3"><text:span text:style-name="Source_20_Text">CHECK</text:span> constraints to prevent negative prices, quantities and to limit order dates to be after <text:span text:style-name="Source_20_Text">2024-01-01</text:span>.</text:p>
        </text:list-item>
        <text:list-item>
          <text:p text:style-name="P3">A computed column <text:span text:style-name="Source_20_Text">line_total</text:span> in <text:span text:style-name="Source_20_Text">sales_order_item</text:span> defined as <text:span text:style-name="Source_20_Text">quantity * unit_price</text:span> using <text:span text:style-name="Source_20_Text">GENERATED ALWAYS AS STORED</text:span>.</text:p>
        </text:list-item>
      </text:list>
      <text:p text:style-name="Text_20_body">The physical model follows the same structure. Tables are created in the correct DDL order (parent tables first, then child tables). Sample data was inserted for the last three months, with at least six rows per table, using natural keys instead of hard-coded ID values where possible.</text:p>
      <text:h text:style-name="Heading_20_3" text:outline-level="3">Functions, view and security</text:h>
      <text:p text:style-name="Text_20_body">Two PL/pgSQL functions were implemented:</text:p>
      <text:list text:style-name="L4">
        <text:list-item>
          <text:p text:style-name="P4"><text:span text:style-name="Source_20_Text">update_sales_order_column</text:span> – updates a single column (<text:span text:style-name="Source_20_Text">order_status</text:span>, <text:span text:style-name="Source_20_Text">total_amount</text:span> or <text:span text:style-name="Source_20_Text">order_date</text:span>) of a given <text:span text:style-name="Source_20_Text">sales_order</text:span> row based on the primary key.</text:p>
        </text:list-item>
        <text:list-item>
          <text:p text:style-name="P4"><text:span text:style-name="Source_20_Text">create_sales_order</text:span> – creates a new sales order using natural keys (<text:span text:style-name="Source_20_Text">customer_email</text:span>, employee name) and returns the newly generated <text:span text:style-name="Source_20_Text">order_id</text:span>.</text:p>
        </text:list-item>
      </text:list>
      <text:p text:style-name="Text_20_body">For reporting, I created a view <text:span text:style-name="Source_20_Text">v_latest_quarter_sales</text:span> that calculates total quantity and revenue per product and category for the most recently populated quarter, excluding surrogate keys and duplicate rows.</text:p>
      <text:p text:style-name="Text_20_body">Finally, I defined a read-only <text:span text:style-name="Source_20_Text">household_store_manager</text:span> role that can log in, connect to <text:span text:style-name="Source_20_Text">household_store_db</text:span> and perform only <text:span text:style-name="Source_20_Text">SELECT</text:span> queries on all tables and views in the <text:span text:style-name="Source_20_Text">household_store</text:span> schema. This role follows basic security best practices by not granting any modification or administrative privileg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6T21:31:30.038000000</meta:creation-date>
    <dc:date>2025-12-06T21:45:48.556000000</dc:date>
    <meta:editing-duration>PT14M19S</meta:editing-duration>
    <meta:editing-cycles>1</meta:editing-cycles>
    <meta:document-statistic meta:table-count="0" meta:image-count="0" meta:object-count="0" meta:page-count="2" meta:paragraph-count="32" meta:word-count="476" meta:character-count="3202" meta:non-whitespace-character-count="2764"/>
    <meta:generator>LibreOffice/7.4.1.2$Windows_X86_64 LibreOffice_project/3c58a8f3a960df8bc8fd77b461821e42c061c5f0</meta:generator>
  </office:meta>
</office:document-meta>
</file>